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2.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4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EN</text:p>
          </table:table-cell>
          <table:table-cell office:value-type="string">
            <text:p>VEH</text:p>
          </table:table-cell>
          <table:table-cell office:value-type="string">
            <text:p>ID</text:p>
          </table:table-cell>
          <table:table-cell office:value-type="string">
            <text:p>MEN</text:p>
          </table:table-cell>
          <table:table-cell office:value-type="string">
            <text:p>VEH</text:p>
          </table:table-cell>
          <table:table-cell table:number-columns-repeated="2"/>
          <table:table-cell office:value-type="string">
            <text:p>VEH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MEN</text:p>
          </table:table-cell>
          <table:table-cell table:number-columns-repeated="243"/>
        </table:table-row>
        <table:table-row table:style-name="ro1">
          <table:table-cell office:value-type="string">
            <text:p>MCC</text:p>
          </table:table-cell>
          <table:table-cell office:value-type="float" office:value="236">
            <text:p>236</text:p>
          </table:table-cell>
          <table:table-cell office:value-type="float" office:value="42">
            <text:p>42</text:p>
          </table:table-cell>
          <table:table-cell office:value-type="string">
            <text:p>CPH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Astrin</text:p>
          </table:table-cell>
          <table:table-cell/>
          <table:table-cell office:value-type="string">
            <text:p>c c 000000</text:p>
          </table:table-cell>
          <table:table-cell office:value-type="string">
            <text:p>CPH1</text:p>
          </table:table-cell>
          <table:table-cell office:value-type="float" office:value="4">
            <text:p>4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H2</text:p>
          </table:table-cell>
          <table:table-cell office:value-type="float" office:value="4">
            <text:p>4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PA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strin</text:p>
          </table:table-cell>
          <table:table-cell table:number-columns-repeated="2"/>
          <table:table-cell office:value-type="string">
            <text:p>CPA1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2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3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4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5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6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7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8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9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AA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PB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strin</text:p>
          </table:table-cell>
          <table:table-cell table:number-columns-repeated="2"/>
          <table:table-cell office:value-type="string">
            <text:p>CPB1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2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3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4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5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6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7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8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9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BA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PC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strin</text:p>
          </table:table-cell>
          <table:table-cell table:number-columns-repeated="2"/>
          <table:table-cell office:value-type="string">
            <text:p>CPC1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2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3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4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5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6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7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8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9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CA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3"/>
          <table:table-cell office:value-type="string">
            <text:p>CPD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strin</text:p>
          </table:table-cell>
          <table:table-cell table:number-columns-repeated="2"/>
          <table:table-cell office:value-type="string">
            <text:p>CPD1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2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3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4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5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6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7</text:p>
          </table:table-cell>
          <table:table-cell office:value-type="float" office:value="6">
            <text:p>6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8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9</text:p>
          </table:table-cell>
          <table:table-cell office:value-type="float" office:value="5">
            <text:p>5</text:p>
          </table:table-cell>
          <table:table-cell table:number-columns-repeated="243"/>
        </table:table-row>
        <table:table-row table:style-name="ro1">
          <table:table-cell table:number-columns-repeated="8"/>
          <table:table-cell office:value-type="string">
            <text:p>Astrin</text:p>
          </table:table-cell>
          <table:table-cell table:number-columns-repeated="2"/>
          <table:table-cell office:value-type="string">
            <text:p>CPDA</text:p>
          </table:table-cell>
          <table:table-cell office:value-type="float" office:value="5">
            <text:p>5</text:p>
          </table:table-cell>
          <table:table-cell table:number-columns-repeated="243"/>
        </table:table-row>
      </table:table>
      <table:table table:name="Sheet2" table:style-name="ta2" table:print="false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248" table:default-cell-style-name="Default"/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H1</text:p>
          </table:table-cell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 office:value-type="string">
            <text:p>2 7 35 H 000000</text:p>
          </table:table-cell>
          <table:table-cell office:value-type="string">
            <text:p>CPH1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H2</text:p>
          </table:table-cell>
          <table:table-cell office:value-type="string">
            <text:p>C 7 35 H 000000</text:p>
          </table:table-cell>
          <table:table-cell office:value-type="float" office:value="4">
            <text:p>4</text:p>
          </table:table-cell>
          <table:table-cell office:value-type="string">
            <text:p>2 7 35 H 000000</text:p>
          </table:table-cell>
          <table:table-cell office:value-type="string">
            <text:p>CPH2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1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1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2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2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3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3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4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4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5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5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6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6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7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A7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8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A8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9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A9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AA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AA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1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1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2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2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3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3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4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4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5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5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6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6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7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B7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8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B8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9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B9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BA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BA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1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1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2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2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3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3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4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4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5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5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6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6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7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C7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8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C8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9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C9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CA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CA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1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1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2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2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3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3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4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4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5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5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6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6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7</text:p>
          </table:table-cell>
          <table:table-cell office:value-type="string">
            <text:p>C 7 35 H 000000</text:p>
          </table:table-cell>
          <table:table-cell office:value-type="float" office:value="6">
            <text:p>6</text:p>
          </table:table-cell>
          <table:table-cell office:value-type="string">
            <text:p>2 7 35 H 000000</text:p>
          </table:table-cell>
          <table:table-cell office:value-type="string">
            <text:p>CPD7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8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D8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9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D9</text:p>
          </table:table-cell>
          <table:table-cell office:value-type="string">
            <text:p>.bmp</text:p>
          </table:table-cell>
          <table:table-cell table:number-columns-repeated="247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im.bmp c c replace</text:p>
          </table:table-cell>
          <table:table-cell office:value-type="string">
            <text:p>har\veh\astr.bmp c c 000000</text:p>
          </table:table-cell>
          <table:table-cell office:value-type="string">
            <text:p>CPDA</text:p>
          </table:table-cell>
          <table:table-cell office:value-type="string">
            <text:p>C 7 35 H 000000</text:p>
          </table:table-cell>
          <table:table-cell office:value-type="float" office:value="5">
            <text:p>5</text:p>
          </table:table-cell>
          <table:table-cell office:value-type="string">
            <text:p>2 7 35 H 000000</text:p>
          </table:table-cell>
          <table:table-cell office:value-type="string">
            <text:p>CPDA</text:p>
          </table:table-cell>
          <table:table-cell office:value-type="string">
            <text:p>.bmp</text:p>
          </table:table-cell>
          <table:table-cell table:number-columns-repeated="247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15:53</meta:creation-date>
    <dc:creator>Maggot</dc:creator>
    <dc:date>2003-11-14T02:22:53</dc:date>
    <meta:document-statistic meta:table-count="3" meta:cell-count="534" meta:object-count="0"/>
    <meta:generator>OpenOffice.org/3.4$Win32 OpenOffice.org_project/340m1$Build-9590</meta:generator>
  </office:meta>
</office:document-meta>
</file>